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93000004EDC28228945249261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Afbeelding1" text:anchor-type="char" svg:width="6.9252in" svg:height="5.1882in" draw:z-index="0"><draw:image xlink:href="Pictures/1000000100000693000004EDC28228945249261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29T01:56:14.108000000</dc:date>
    <meta:editing-duration>PT10S</meta:editing-duration>
    <meta:editing-cycles>2</meta:editing-cycles>
    <meta:generator>LibreOffice/7.3.7.2$Windows_X86_64 LibreOffice_project/e114eadc50a9ff8d8c8a0567d6da8f454beeb84f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